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478cm" fo:margin-left="-0.016cm" fo:margin-right="1.538cm" table:align="margins" style:may-break-between-rows="false"/>
    </style:style>
    <style:style style:name="Tabelle1.A" style:family="table-column">
      <style:table-column-properties style:column-width="2.066cm" style:rel-column-width="1171*"/>
    </style:style>
    <style:style style:name="Tabelle1.C" style:family="table-column">
      <style:table-column-properties style:column-width="2.995cm" style:rel-column-width="1698*"/>
    </style:style>
    <style:style style:name="Tabelle1.D" style:family="table-column">
      <style:table-column-properties style:column-width="2.452cm" style:rel-column-width="1390*"/>
    </style:style>
    <style:style style:name="Tabelle1.E" style:family="table-column">
      <style:table-column-properties style:column-width="3.254cm" style:rel-column-width="1845*"/>
    </style:style>
    <style:style style:name="Tabelle1.F" style:family="table-column">
      <style:table-column-properties style:column-width="2.646cm" style:rel-column-width="150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2">Intro<text:tab/>1</text:p>
          <text:p text:style-name="P1">Goal<text:tab/>1</text:p>
          <text:p text:style-name="P1">Hardware<text:tab/>1</text:p>
          <text:p text:style-name="P1">Software<text:tab/>1</text:p>
          <text:p text:style-name="P2">Basic Setup<text:tab/>2</text:p>
          <text:p text:style-name="P1">LuCi<text:tab/>2</text:p>
          <text:p text:style-name="P2">Wireguard<text:tab/>2</text:p>
          <text:p text:style-name="P1">Add Software<text:tab/>2</text:p>
          <text:p text:style-name="P1">Reboot Device<text:tab/>2</text:p>
          <text:p text:style-name="P1">Create script from Template:<text:tab/>3</text:p>
          <text:p text:style-name="P1">Post Processing<text:tab/>3</text:p>
          <text:p text:style-name="P2">Outside Setup<text:tab/>4</text:p>
          <text:p text:style-name="P2">Setup differences per device<text:tab/>4</text:p>
          <text:p text:style-name="P2">Links<text:tab/>5</text:p>
          <text:p text:style-name="P1">main<text:tab/>5</text:p>
          <text:p text:style-name="P1">qrcode generation from config file<text:tab/>5</text:p>
          <text:p text:style-name="P1">other<text:tab/>5</text:p>
          <text:p text:style-name="P1">very other<text:tab/>5</text:p>
        </text:index-body>
      </text:table-of-content>
      <text:h text:style-name="Heading_20_1" text:outline-level="1">Intro</text:h>
      <text:h text:style-name="Heading_20_2" text:outline-level="2">Goal</text:h>
      <text:p text:style-name="Text_20_body">Create a OpenWRT Sub Station.</text:p>
      <text:p text:style-name="Text_20_body">The Router is a WLAN Client and contains a WireGuard Server.</text:p>
      <text:p text:style-name="Text_20_body">On the Switch Network Outputs can be a SubProject</text:p>
      <text:p text:style-name="Text_20_body"/>
      <text:h text:style-name="Heading_20_2" text:outline-level="2">Hardware</text:h>
      <text:p text:style-name="Text_20_body">TP-Link TL-WDR4300 Ver. 1.7</text:p>
      <text:p text:style-name="Text_20_body">TP-Link TL-WDR3600 Ver. 1.5</text:p>
      <text:p text:style-name="Text_20_body"/>
      <text:h text:style-name="Heading_20_2" text:outline-level="2">Software</text:h>
      <text:p text:style-name="Text_20_body">OpenWRT 22.03.5</text:p>
      <text:p text:style-name="Text_20_body"/>
      <text:p text:style-name="Text_20_body"/>
      <text:p text:style-name="P3"/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Password (Without no ssh) (b...k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<text:soft-page-break/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p text:style-name="Text_20_body">Change Defines in Head of script (separate for each device)</text:p>
      <text:p text:style-name="Text_20_body"/>
      <text:p text:style-name="Code">export interface="192.168.36"<text:line-break/>export interface="192.168.43“ # overlapping with la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WG_${LAN}_server_IP="${interface}.2" # from 1 to 2; d'ont overlap router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rfiles after extraction</text:p>
      <text:p text:style-name="Code">[Interface]<text:line-break/><text:soft-page-break/>Address = X.X.X.X/24 # get Subnet 255.255.255.0</text:p>
      <text:p text:style-name="Code">DNS = 192.168.36.1 # change from 2 to 1 for router dns<text:line-break/> <text:line-break/>[Peer]<text:line-break/># everything goes through the tunnel<text:line-break/>AllowedIPs = 0.0.0.0/0, ::/0<text:line-break/># only the connected subnet is behind the tunnel<text:line-break/>AllowedIPs = 192.168.XX.0/24 </text:p>
      <text:p text:style-name="Code"># ??? is this true ????<text:line-break/></text:p>
      <text:h text:style-name="Heading_20_1" text:outline-level="1">Outside Router Setup</text:h>
      <text:p text:style-name="Text_20_body">Wireguard Port forwarding (Weiterleitung)</text:p>
      <text:p text:style-name="Text_20_body"/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XXXXXXX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p text:style-name="P3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/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p text:style-name="Text_20_body"/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06T21:51:17.20">6. Sep 2023</text:date> <text:time style:data-style-name="N40" text:time-value="2023-09-06T21:22:48.10" text:fixed="true">21:22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06T21:51:17.18</dc:date>
    <meta:editing-duration>PT2H8M25S</meta:editing-duration>
    <meta:editing-cycles>42</meta:editing-cycles>
    <meta:generator>OpenOffice/4.1.14$Win32 OpenOffice.org_project/4114m1$Build-9811</meta:generator>
    <meta:document-statistic meta:table-count="1" meta:image-count="0" meta:object-count="0" meta:page-count="5" meta:paragraph-count="113" meta:word-count="385" meta:character-count="3467"/>
  </office:meta>
</office:document-meta>
</file>